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064cm" svg:height="1.397cm" svg:x="6.096cm" svg:y="5.842cm">
          <text:p text:style-name="P1"><text:span text:style-name="T1">Security in imple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2.286cm" svg:height="2.159cm" svg:x="4.826cm" svg:y="7.874cm">
          <text:p text:style-name="P1"><text:span text:style-name="T1">Memory-safe lang-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9.017cm" svg:height="1.905cm" svg:x="5.653cm" svg:y="1.635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54cm" svg:height="1.397cm" svg:x="3.302cm" svg:y="4.826cm">
          <text:p text:style-name="P1"><text:span text:style-name="T1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.159cm" svg:height="1.397cm" svg:x="0.762cm" svg:y="5.95cm">
          <text:p text:style-name="P1"><text:span text:style-name="T1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2.667cm" svg:height="2.032cm" svg:x="1.297cm" svg:y="8.282cm">
          <text:p text:style-name="P1"><text:span text:style-name="T1">Secure design principles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54cm" svg:height="2.413cm" svg:x="2.413cm" svg:y="12.319cm">
          <text:p text:style-name="P1"><text:span text:style-name="T1">Avail-ability through scale-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667cm" svg:height="2.794cm" svg:x="5.461cm" svg:y="12.7cm">
          <text:p text:style-name="P1"><text:span text:style-name="T1">All OWASP top 10 <text:s/>(2013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413cm" svg:height="1.651cm" svg:x="8.636cm" svg:y="12.73cm">
          <text:p text:style-name="P1"><text:span text:style-name="T1">Security 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2.921cm" svg:height="1.143cm" svg:x="11.53cm" svg:y="12.827cm">
          <text:p text:style-name="P1"><text:span text:style-name="T1">Hardening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2.794cm" svg:height="1.397cm" svg:x="13.335cm" svg:y="7.747cm">
          <text:p text:style-name="P1"><text:span text:style-name="T1">Security in verific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2.413cm" svg:height="1.905cm" svg:x="10.795cm" svg:y="6.096cm">
          <text:p text:style-name="P1"><text:span text:style-name="T1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3.556cm" svg:height="1.524cm" svg:x="13.336cm" svg:y="3.833cm">
          <text:p text:style-name="P1"><text:span text:style-name="T1">Development 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2.794cm" svg:height="1.778cm" svg:x="14.732cm" svg:y="5.461cm">
          <text:p text:style-name="P1"><text:span text:style-name="T1">Deploy-ment &amp;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2.159cm" svg:height="1.397cm" svg:x="18.161cm" svg:y="3.175cm">
          <text:p text:style-name="P1"><text:span text:style-name="T1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572cm" svg:y1="4.826cm" svg:x2="10.164cm" svg:y2="3.542cm" draw:start-shape="id1" draw:start-glue-point="0" draw:end-shape="id2" draw:end-glue-point="3" svg:d="M4572 4826l5592-1284" svg:viewBox="0 0 5593 1285">
          <text:p/>
        </draw:connector>
        <draw:connector draw:style-name="gr3" draw:text-style-name="P1" draw:layer="layout" draw:type="line" svg:x1="6.794cm" svg:y1="12.7cm" svg:x2="8.128cm" svg:y2="7.239cm" draw:start-shape="id3" draw:start-glue-point="0" draw:end-shape="id4" draw:end-glue-point="2" svg:d="M6794 12700l1334-5461" svg:viewBox="0 0 1335 5462">
          <text:p/>
        </draw:connector>
        <draw:connector draw:style-name="gr3" draw:text-style-name="P1" draw:layer="layout" draw:type="line" svg:x1="14.732cm" svg:y1="7.747cm" svg:x2="10.163cm" svg:y2="3.541cm" draw:start-shape="id5" draw:start-glue-point="0" svg:d="M14732 7747l-4569-4206" svg:viewBox="0 0 4570 4207">
          <text:p/>
        </draw:connector>
        <draw:connector draw:style-name="gr3" draw:text-style-name="P1" draw:layer="layout" draw:type="line" svg:x1="2.63cm" svg:y1="8.282cm" svg:x2="4.572cm" svg:y2="6.223cm" draw:start-shape="id6" draw:start-glue-point="0" draw:end-shape="id1" draw:end-glue-point="2" svg:d="M2630 8282l1942-2059" svg:viewBox="0 0 1943 2060">
          <text:p/>
        </draw:connector>
        <draw:connector draw:style-name="gr3" draw:text-style-name="P1" draw:layer="layout" draw:type="line" svg:x1="2.921cm" svg:y1="6.648cm" svg:x2="4.572cm" svg:y2="6.223cm" draw:start-shape="id7" draw:start-glue-point="1" draw:end-shape="id1" draw:end-glue-point="2" svg:d="M2921 6648l1651-425" svg:viewBox="0 0 1652 426">
          <text:p/>
        </draw:connector>
        <draw:connector draw:style-name="gr3" draw:text-style-name="P1" draw:layer="layout" draw:type="line" svg:x1="3.683cm" svg:y1="12.319cm" svg:x2="4.572cm" svg:y2="6.223cm" draw:start-shape="id8" draw:start-glue-point="0" draw:end-shape="id1" draw:end-glue-point="2" svg:d="M3683 12319l889-6096" svg:viewBox="0 0 890 6097">
          <text:p/>
        </draw:connector>
        <draw:connector draw:style-name="gr3" draw:text-style-name="P1" draw:layer="layout" draw:type="line" svg:x1="5.969cm" svg:y1="7.874cm" svg:x2="4.572cm" svg:y2="6.223cm" draw:start-shape="id9" draw:start-glue-point="0" draw:end-shape="id1" draw:end-glue-point="2" svg:d="M5969 7874l-1397-1651" svg:viewBox="0 0 1398 1652">
          <text:p/>
        </draw:connector>
        <draw:connector draw:style-name="gr3" draw:text-style-name="P1" draw:layer="layout" draw:type="line" svg:x1="12.001cm" svg:y1="6.096cm" svg:x2="10.164cm" svg:y2="3.542cm" draw:start-shape="id10" draw:start-glue-point="0" svg:d="M12001 6096l-1837-2554" svg:viewBox="0 0 1838 2555">
          <text:p/>
        </draw:connector>
        <draw:connector draw:style-name="gr3" draw:text-style-name="P1" xml:id="id2" draw:id="id2" draw:layer="layout" draw:type="line" svg:x1="14.732cm" svg:y1="6.35cm" svg:x2="10.164cm" svg:y2="3.542cm" draw:start-shape="id11" svg:d="M14732 6350l-4568-2808" svg:viewBox="0 0 4569 2809">
          <text:p/>
        </draw:connector>
        <draw:connector draw:style-name="gr3" draw:text-style-name="P1" draw:layer="layout" draw:type="line" svg:x1="15.114cm" svg:y1="3.833cm" svg:x2="13.35cm" svg:y2="3.261cm" draw:start-shape="id12" draw:start-glue-point="0" draw:end-shape="id13" draw:end-glue-point="9" svg:d="M15114 3833l-1764-572" svg:viewBox="0 0 1765 573">
          <text:p/>
        </draw:connector>
        <draw:connector draw:style-name="gr3" draw:text-style-name="P1" draw:layer="layout" draw:type="line" svg:x1="18.161cm" svg:y1="3.873cm" svg:x2="13.35cm" svg:y2="3.261cm" draw:start-shape="id14" draw:start-glue-point="3" draw:end-shape="id13" draw:end-glue-point="9" svg:d="M18161 3873l-4811-612" svg:viewBox="0 0 4812 613">
          <text:p/>
        </draw:connector>
        <draw:connector draw:style-name="gr3" draw:text-style-name="P1" draw:layer="layout" draw:type="line" svg:x1="9.842cm" svg:y1="12.73cm" svg:x2="8.128cm" svg:y2="7.239cm" draw:start-shape="id15" draw:start-glue-point="0" draw:end-shape="id4" draw:end-glue-point="2" svg:d="M9842 12730l-1714-5491" svg:viewBox="0 0 1715 5492">
          <text:p/>
        </draw:connector>
        <draw:custom-shape draw:style-name="gr1" draw:text-style-name="P2" xml:id="id29" draw:id="id29" draw:layer="layout" svg:width="2.286cm" svg:height="2.413cm" svg:x="12.446cm" svg:y="9.652cm">
          <text:p text:style-name="P1"><text:span text:style-name="T1">Auto-detect known vulnerab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99cm" svg:y1="12.827cm" svg:x2="8.128cm" svg:y2="7.239cm" draw:start-shape="id16" draw:start-glue-point="0" draw:end-shape="id4" draw:end-glue-point="2" svg:d="M12990 12827l-4862-5588" svg:viewBox="0 0 4863 5589">
          <text:p/>
        </draw:connector>
        <draw:connector draw:style-name="gr3" draw:text-style-name="P1" draw:layer="layout" draw:type="line" svg:x1="8.128cm" svg:y1="5.842cm" svg:x2="10.164cm" svg:y2="3.542cm" draw:start-shape="id4" draw:start-glue-point="0" draw:end-shape="id2" draw:end-glue-point="3" svg:d="M8128 5842l2036-2300" svg:viewBox="0 0 2037 2301">
          <text:p/>
        </draw:connector>
        <draw:custom-shape draw:style-name="gr1" draw:text-style-name="P2" xml:id="id17" draw:id="id17" draw:layer="layout" svg:width="2.54cm" svg:height="1.435cm" svg:x="16.985cm" svg:y="13.435cm">
          <text:p text:style-name="P1"><text:span text:style-name="T1">Style checking 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2.794cm" svg:height="1.905cm" svg:x="16.753cm" svg:y="15.07cm">
          <text:p text:style-name="P1"><text:span text:style-name="T1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9" draw:id="id19" draw:layer="layout" svg:width="2.921cm" svg:height="2.54cm" svg:x="16.426cm" svg:y="18.388cm">
          <text:p text:style-name="P1"><text:span text:style-name="T1">Automated testing,</text:span></text:p>
          <text:p text:style-name="P1"><text:span text:style-name="T1">&gt;90%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985cm" svg:y1="14.152cm" svg:x2="14.732cm" svg:y2="9.144cm" draw:start-shape="id17" draw:start-glue-point="3" draw:end-shape="id5" draw:end-glue-point="2" svg:d="M16985 14152l-2253-5008" svg:viewBox="0 0 2254 5009">
          <text:p/>
        </draw:connector>
        <draw:connector draw:style-name="gr3" draw:text-style-name="P1" draw:layer="layout" draw:type="line" svg:x1="16.753cm" svg:y1="16.022cm" svg:x2="14.732cm" svg:y2="9.144cm" draw:start-shape="id18" draw:start-glue-point="3" draw:end-shape="id5" draw:end-glue-point="2" svg:d="M16753 16022l-2021-6878" svg:viewBox="0 0 2022 6879">
          <text:p/>
        </draw:connector>
        <draw:connector draw:style-name="gr3" draw:text-style-name="P1" draw:layer="layout" draw:type="line" svg:x1="16.426cm" svg:y1="19.658cm" svg:x2="14.732cm" svg:y2="9.144cm" draw:start-shape="id19" draw:start-glue-point="3" draw:end-shape="id5" draw:end-glue-point="2" svg:d="M16426 19658l-1694-10514" svg:viewBox="0 0 1695 10515">
          <text:p/>
        </draw:connector>
        <draw:custom-shape draw:style-name="gr1" draw:text-style-name="P2" xml:id="id20" draw:id="id20" draw:layer="layout" svg:width="2.54cm" svg:height="0.762cm" svg:x="16.699cm" svg:y="17.144cm">
          <text:p text:style-name="P1"><text:span text:style-name="T1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699cm" svg:y1="17.525cm" svg:x2="14.732cm" svg:y2="9.144cm" draw:start-shape="id20" draw:start-glue-point="3" draw:end-shape="id5" draw:end-glue-point="2" svg:d="M16699 17525l-1967-8381" svg:viewBox="0 0 1968 8382">
          <text:p/>
        </draw:connector>
        <draw:custom-shape draw:style-name="gr1" draw:text-style-name="P2" xml:id="id21" draw:id="id21" draw:layer="layout" svg:width="4.318cm" svg:height="2.794cm" svg:x="13.843cm" svg:y="23.495cm">
          <text:p text:style-name="P1"><text:span text:style-name="T1">Hardened HTTP headers, including restrictive Content Security Policy (CS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4" draw:id="id24" draw:layer="layout" svg:width="1.778cm" svg:height="1.016cm" svg:x="11.557cm" svg:y="19.558cm">
          <text:p text:style-name="P1"><text:span text:style-name="T1">H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2.413cm" svg:height="1.778cm" svg:x="8.89cm" svg:y="14.651cm">
          <text:p text:style-name="P1"><text:span text:style-name="T1">Origin-checking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2.159cm" svg:height="1.524cm" svg:x="10.079cm" svg:y="16.783cm">
          <text:p text:style-name="P1"><text:span text:style-name="T1">Force HTT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002cm" svg:y1="23.495cm" svg:x2="12.99cm" svg:y2="13.97cm" draw:start-shape="id21" draw:start-glue-point="0" draw:end-shape="id16" draw:end-glue-point="2" svg:d="M16002 23495l-3012-9525" svg:viewBox="0 0 3013 9526">
          <text:p/>
        </draw:connector>
        <draw:connector draw:style-name="gr3" draw:text-style-name="P1" draw:layer="layout" draw:type="line" svg:x1="10.096cm" svg:y1="14.651cm" svg:x2="12.99cm" svg:y2="13.97cm" draw:start-shape="id22" draw:start-glue-point="0" draw:end-shape="id16" draw:end-glue-point="2" svg:d="M10096 14651l2894-681" svg:viewBox="0 0 2895 682">
          <text:p/>
        </draw:connector>
        <draw:connector draw:style-name="gr3" draw:text-style-name="P1" draw:layer="layout" draw:type="line" svg:x1="11.158cm" svg:y1="16.783cm" svg:x2="12.99cm" svg:y2="13.97cm" draw:start-shape="id23" draw:start-glue-point="0" draw:end-shape="id16" draw:end-glue-point="2" svg:d="M11158 16783l1832-2813" svg:viewBox="0 0 1833 2814">
          <text:p/>
        </draw:connector>
        <draw:connector draw:style-name="gr3" draw:text-style-name="P1" draw:layer="layout" draw:type="line" svg:x1="12.446cm" svg:y1="19.558cm" svg:x2="12.99cm" svg:y2="13.97cm" draw:start-shape="id24" draw:start-glue-point="0" draw:end-shape="id16" draw:end-glue-point="2" svg:d="M12446 19558l544-5588" svg:viewBox="0 0 545 5589">
          <text:p/>
        </draw:connector>
        <draw:connector draw:style-name="gr3" draw:text-style-name="P1" draw:layer="layout" draw:type="line" svg:x1="13.716cm" svg:y1="21.082cm" svg:x2="12.99cm" svg:y2="13.97cm" draw:start-shape="id25" draw:start-glue-point="0" draw:end-shape="id16" draw:end-glue-point="2" svg:d="M13716 21082l-726-7112" svg:viewBox="0 0 727 7113">
          <text:p/>
        </draw:connector>
        <draw:custom-shape draw:style-name="gr1" draw:text-style-name="P2" xml:id="id25" draw:id="id25" draw:layer="layout" svg:width="2.286cm" svg:height="2.032cm" svg:x="12.573cm" svg:y="21.082cm">
          <text:p text:style-name="P1"><text:span text:style-name="T1">Per-form CSRF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2.286cm" svg:height="2.032cm" svg:x="16.256cm" svg:y="21.209cm">
          <text:p text:style-name="P1"><text:span text:style-name="T1">Email rate li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256cm" svg:y1="22.225cm" svg:x2="12.99cm" svg:y2="13.97cm" draw:start-shape="id26" draw:start-glue-point="3" draw:end-shape="id16" draw:end-glue-point="2" svg:d="M16256 22225l-3266-8255" svg:viewBox="0 0 3267 8256">
          <text:p/>
        </draw:connector>
        <draw:custom-shape draw:style-name="gr1" draw:text-style-name="P2" xml:id="id27" draw:id="id27" draw:layer="layout" svg:width="4.191cm" svg:height="1.397cm" svg:x="16.002cm" svg:y="1.651cm">
          <text:p text:style-name="P1"><text:span text:style-name="T1">Received CII Best Practices ba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002cm" svg:y1="2.349cm" svg:x2="13.351cm" svg:y2="3.244cm" draw:start-shape="id27" draw:start-glue-point="3" svg:d="M16002 2349l-2651 895" svg:viewBox="0 0 2652 896">
          <text:p/>
        </draw:connector>
        <draw:custom-shape draw:style-name="gr1" draw:text-style-name="P2" xml:id="id28" draw:id="id28" draw:layer="layout" svg:width="2.159cm" svg:height="1.651cm" svg:x="10.414cm" svg:y="8.509cm">
          <text:p text:style-name="P1"><text:span text:style-name="T1">Review before 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1.493cm" svg:y1="8.509cm" svg:x2="12.001cm" svg:y2="8.001cm" draw:start-shape="id28" draw:start-glue-point="0" draw:end-shape="id10" draw:end-glue-point="2" svg:d="M11493 8509l508-508" svg:viewBox="0 0 509 509">
          <text:p/>
        </draw:connector>
        <draw:connector draw:style-name="gr3" draw:text-style-name="P1" draw:layer="layout" draw:type="line" svg:x1="13.589cm" svg:y1="9.652cm" svg:x2="11.988cm" svg:y2="8.009cm" draw:start-shape="id29" draw:start-glue-point="0" svg:d="M13589 9652l-1601-1643" svg:viewBox="0 0 1602 1644">
          <text:p/>
        </draw:connector>
        <draw:frame draw:style-name="gr4" draw:text-style-name="P4" draw:layer="layout" svg:width="3.341cm" svg:height="1.843cm" svg:x="1.004cm" svg:y="10.266cm">
          <draw:text-box>
            <text:p><text:span text:style-name="T3">Includes least privilege &amp; input validation using whitelists</text:span></text:p>
          </draw:text-box>
        </draw:frame>
        <draw:custom-shape draw:style-name="gr1" draw:text-style-name="P2" xml:id="id30" draw:id="id30" draw:layer="layout" svg:width="3.556cm" svg:height="1.397cm" svg:x="0.889cm" svg:y="2.794cm">
          <text:p text:style-name="P1"><text:span text:style-name="T1">Security in 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445cm" svg:y1="3.492cm" svg:x2="10.164cm" svg:y2="3.485cm" draw:start-shape="id30" draw:start-glue-point="1" svg:d="M4445 3492l5719-7" svg:viewBox="0 0 5720 8">
          <text:p/>
        </draw:connector>
        <draw:frame draw:style-name="gr5" draw:text-style-name="P4" draw:layer="layout" svg:width="2.763cm" svg:height="0.649cm" svg:x="0.793cm" svg:y="4.304cm">
          <draw:text-box>
            <text:p><text:span text:style-name="T3">See first figure</text:span></text:p>
          </draw:text-box>
        </draw:frame>
        <draw:custom-shape draw:style-name="gr1" draw:text-style-name="P2" xml:id="id31" draw:id="id31" draw:layer="layout" svg:width="3.937cm" svg:height="1.524cm" svg:x="0.889cm" svg:y="15.621cm">
          <text:p text:style-name="P1"><text:span text:style-name="T1">1. Injection (incl. SQL injec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2" draw:id="id32" draw:layer="layout" svg:width="2.794cm" svg:height="1.27cm" svg:x="1.959cm" svg:y="17.526cm">
          <text:p text:style-name="P1"><text:span text:style-name="T1">2. Auth &amp; s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3" draw:id="id33" draw:layer="layout" svg:width="2.286cm" svg:height="0.889cm" svg:x="2.416cm" svg:y="19.304cm">
          <text:p text:style-name="P1"><text:span text:style-name="T1">3. X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4" draw:id="id34" draw:layer="layout" svg:width="3.937cm" svg:height="1.524cm" svg:x="0.87cm" svg:y="20.609cm">
          <text:p text:style-name="P1"><text:span text:style-name="T1">4. Insecure object 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5" draw:id="id35" draw:layer="layout" svg:width="3.937cm" svg:height="1.524cm" svg:x="0.805cm" svg:y="22.441cm">
          <text:p text:style-name="P1"><text:span text:style-name="T1">5. Security misconfig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6" draw:id="id36" draw:layer="layout" svg:width="3.937cm" svg:height="1.524cm" svg:x="1.778cm" svg:y="24.892cm">
          <text:p text:style-name="P1"><text:span text:style-name="T1">6. Sensitive data expo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7" draw:id="id37" draw:layer="layout" svg:width="3.937cm" svg:height="1.524cm" svg:x="6.731cm" svg:y="24.511cm">
          <text:p text:style-name="P1"><text:span text:style-name="T1">7. Missing access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8" draw:id="id38" draw:layer="layout" svg:width="2.845cm" svg:height="1.318cm" svg:x="7.493cm" svg:y="23.114cm">
          <text:p text:style-name="P1"><text:span text:style-name="T1">8.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9" draw:id="id39" draw:layer="layout" svg:width="3.48cm" svg:height="1.318cm" svg:x="7.874cm" svg:y="20.78cm">
          <text:p text:style-name="P1"><text:span text:style-name="T1">9. Known vulnerab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0" draw:id="id40" draw:layer="layout" svg:width="3.048cm" svg:height="1.953cm" svg:x="8.128cm" svg:y="18.621cm">
          <text:p text:style-name="P1"><text:span text:style-name="T1">10. Unvali-dated redirect/f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826cm" svg:y1="16.383cm" svg:x2="6.794cm" svg:y2="15.494cm" draw:start-shape="id31" draw:start-glue-point="1" draw:end-shape="id3" draw:end-glue-point="2" svg:d="M4826 16383l1968-889" svg:viewBox="0 0 1969 890">
          <text:p/>
        </draw:connector>
        <draw:connector draw:style-name="gr3" draw:text-style-name="P1" draw:layer="layout" draw:type="line" svg:x1="4.753cm" svg:y1="18.161cm" svg:x2="6.794cm" svg:y2="15.495cm" draw:start-shape="id32" draw:start-glue-point="1" svg:d="M4753 18161l2041-2666" svg:viewBox="0 0 2042 2667">
          <text:p/>
        </draw:connector>
        <draw:connector draw:style-name="gr3" draw:text-style-name="P1" draw:layer="layout" draw:type="line" svg:x1="4.702cm" svg:y1="19.748cm" svg:x2="6.794cm" svg:y2="15.496cm" draw:start-shape="id33" draw:start-glue-point="1" svg:d="M4702 19748l2092-4252" svg:viewBox="0 0 2093 4253">
          <text:p/>
        </draw:connector>
        <draw:connector draw:style-name="gr3" draw:text-style-name="P1" draw:layer="layout" draw:type="line" svg:x1="4.807cm" svg:y1="21.371cm" svg:x2="6.794cm" svg:y2="15.497cm" draw:start-shape="id34" draw:start-glue-point="1" svg:d="M4807 21371l1987-5874" svg:viewBox="0 0 1988 5875">
          <text:p/>
        </draw:connector>
        <draw:connector draw:style-name="gr3" draw:text-style-name="P1" draw:layer="layout" draw:type="line" svg:x1="4.742cm" svg:y1="23.203cm" svg:x2="6.794cm" svg:y2="15.498cm" draw:start-shape="id35" draw:start-glue-point="1" svg:d="M4742 23203l2052-7705" svg:viewBox="0 0 2053 7706">
          <text:p/>
        </draw:connector>
        <draw:connector draw:style-name="gr3" draw:text-style-name="P1" draw:layer="layout" draw:type="line" svg:x1="5.715cm" svg:y1="25.654cm" svg:x2="6.809cm" svg:y2="15.499cm" draw:start-shape="id36" draw:start-glue-point="1" svg:d="M5715 25654l1094-10155" svg:viewBox="0 0 1095 10156">
          <text:p/>
        </draw:connector>
        <draw:connector draw:style-name="gr3" draw:text-style-name="P1" draw:layer="layout" draw:type="line" svg:x1="6.731cm" svg:y1="25.273cm" svg:x2="6.864cm" svg:y2="15.5cm" draw:start-shape="id37" draw:start-glue-point="3" svg:d="M6731 25273l133-9773" svg:viewBox="0 0 134 9774">
          <text:p/>
        </draw:connector>
        <draw:connector draw:style-name="gr3" draw:text-style-name="P1" draw:layer="layout" draw:type="line" svg:x1="7.493cm" svg:y1="23.773cm" svg:x2="6.81cm" svg:y2="15.501cm" draw:start-shape="id38" draw:start-glue-point="3" svg:d="M7493 23773l-683-8272" svg:viewBox="0 0 684 8273">
          <text:p/>
        </draw:connector>
        <draw:connector draw:style-name="gr3" draw:text-style-name="P1" draw:layer="layout" draw:type="line" svg:x1="7.874cm" svg:y1="21.439cm" svg:x2="6.759cm" svg:y2="15.502cm" draw:start-shape="id39" draw:start-glue-point="3" svg:d="M7874 21439l-1115-5937" svg:viewBox="0 0 1116 5938">
          <text:p/>
        </draw:connector>
        <draw:connector draw:style-name="gr3" draw:text-style-name="P1" draw:layer="layout" draw:type="line" svg:x1="8.128cm" svg:y1="19.597cm" svg:x2="6.728cm" svg:y2="15.503cm" draw:start-shape="id40" draw:start-glue-point="3" svg:d="M8128 19597l-1400-4094" svg:viewBox="0 0 1401 4095">
          <text:p/>
        </draw:connector>
        <draw:frame draw:style-name="gr5" draw:text-style-name="P4" draw:layer="layout" svg:width="3.173cm" svg:height="0.649cm" svg:x="8.382cm" svg:y="22.098cm">
          <draw:text-box>
            <text:p><text:span text:style-name="T3">See supply chain</text:span></text:p>
          </draw:text-box>
        </draw:frame>
        <draw:frame draw:style-name="gr5" draw:text-style-name="P4" draw:layer="layout" svg:width="4.613cm" svg:height="0.649cm" svg:x="0.721cm" svg:y="24.003cm">
          <draw:text-box>
            <text:p><text:span text:style-name="T3">See security guide applied</text:span></text:p>
          </draw:text-box>
        </draw:frame>
        <draw:custom-shape draw:style-name="gr1" draw:text-style-name="P2" xml:id="id41" draw:id="id41" draw:layer="layout" svg:width="1.905cm" svg:height="1.016cm" svg:x="16.256cm" svg:y="7.874cm">
          <text:p text:style-name="P1"><text:span text:style-name="T1">Det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3" draw:id="id43" draw:layer="layout" svg:width="3.048cm" svg:height="1.397cm" svg:x="17.118cm" svg:y="9.398cm">
          <text:p text:style-name="P1"><text:span text:style-name="T1">External</text:span></text:p>
          <text:p text:style-name="P1"><text:span text:style-name="T1">(monitor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4" draw:id="id44" draw:layer="layout" svg:width="1.905cm" svg:height="2.032cm" svg:x="18.234cm" svg:y="6.731cm">
          <text:p text:style-name="P1"><text:span text:style-name="T1">Recovery</text:span></text:p>
          <text:p text:style-name="P1"><text:span text:style-name="T1">(backup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256cm" svg:y1="8.382cm" svg:x2="16.129cm" svg:y2="7.239cm" draw:start-shape="id41" draw:start-glue-point="3" draw:end-shape="id11" svg:d="M16256 8382l-127-1143" svg:viewBox="0 0 128 1144">
          <text:p/>
        </draw:connector>
        <draw:connector draw:style-name="gr3" draw:text-style-name="P1" draw:layer="layout" draw:type="line" svg:x1="17.018cm" svg:y1="12.192cm" svg:x2="17.208cm" svg:y2="8.89cm" draw:start-shape="id42" draw:start-glue-point="3" draw:end-shape="id41" draw:end-glue-point="2" svg:d="M17018 12192l190-3302" svg:viewBox="0 0 191 3303">
          <text:p/>
        </draw:connector>
        <draw:connector draw:style-name="gr3" draw:text-style-name="P1" draw:layer="layout" draw:type="line" svg:x1="18.642cm" svg:y1="9.398cm" svg:x2="17.208cm" svg:y2="8.89cm" draw:start-shape="id43" draw:start-glue-point="0" draw:end-shape="id41" draw:end-glue-point="2" svg:d="M18642 9398l-1434-508" svg:viewBox="0 0 1435 509">
          <text:p/>
        </draw:connector>
        <draw:connector draw:style-name="gr3" draw:text-style-name="P1" draw:layer="layout" draw:type="line" svg:x1="18.234cm" svg:y1="7.747cm" svg:x2="16.129cm" svg:y2="7.239cm" draw:start-shape="id44" draw:start-glue-point="3" draw:end-shape="id11" draw:end-glue-point="2" svg:d="M18234 7747l-2105-508" svg:viewBox="0 0 2106 509">
          <text:p/>
        </draw:connector>
        <draw:custom-shape draw:style-name="gr1" draw:text-style-name="P2" xml:id="id42" draw:id="id42" draw:layer="layout" svg:width="3.175cm" svg:height="2.032cm" svg:x="17.018cm" svg:y="11.176cm">
          <text:p text:style-name="P1"><text:span text:style-name="T1">Internal (logging/</text:span></text:p>
          <text:p text:style-name="P1"><text:span text:style-name="T1">Log anomali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5" draw:id="id45" draw:layer="layout" svg:width="2.413cm" svg:height="1.397cm" svg:x="17.78cm" svg:y="4.826cm">
          <text:p text:style-name="P1"><text:span text:style-name="T1">Onlin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78cm" svg:y1="5.524cm" svg:x2="17.526cm" svg:y2="6.35cm" draw:start-shape="id45" draw:start-glue-point="3" draw:end-shape="id11" draw:end-glue-point="1" svg:d="M17780 5524l-254 826" svg:viewBox="0 0 255 8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13T08:41:50.392263598</dc:date>
    <meta:editing-duration>PT1H39M28S</meta:editing-duration>
    <meta:editing-cycles>32</meta:editing-cycles>
    <meta:generator>LibreOffice/4.2.8.2$Linux_X86_64 LibreOffice_project/420m0$Build-2</meta:generator>
    <meta:document-statistic meta:object-count="91"/>
  </office:meta>
</office:document-meta>
</file>